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GB" officeooo:rsid="0104c813" officeooo:paragraph-rsid="0104c813"/>
    </style:style>
    <style:style style:name="P2" style:family="paragraph" style:parent-style-name="Standard">
      <style:text-properties fo:language="en" fo:country="GB" officeooo:rsid="01080113" officeooo:paragraph-rsid="01080113"/>
    </style:style>
    <style:style style:name="P3" style:family="paragraph" style:parent-style-name="Standard">
      <style:paragraph-properties fo:break-before="page"/>
      <style:text-properties fo:language="en" fo:country="GB" officeooo:rsid="01080113" officeooo:paragraph-rsid="01080113"/>
    </style:style>
    <style:style style:name="P4" style:family="paragraph" style:parent-style-name="Standard">
      <style:text-properties fo:language="en" fo:country="GB" officeooo:rsid="010928be" officeooo:paragraph-rsid="010928be"/>
    </style:style>
    <style:style style:name="P5" style:family="paragraph" style:parent-style-name="Standard">
      <style:text-properties fo:language="en" fo:country="GB" officeooo:rsid="010928be" officeooo:paragraph-rsid="010928be"/>
    </style:style>
    <style:style style:name="P6" style:family="paragraph" style:parent-style-name="Standard">
      <style:text-properties fo:language="en" fo:country="GB" officeooo:rsid="010945d7" officeooo:paragraph-rsid="010945d7"/>
    </style:style>
    <style:style style:name="P7" style:family="paragraph" style:parent-style-name="Standard">
      <style:text-properties fo:language="en" fo:country="GB" officeooo:rsid="010a953b" officeooo:paragraph-rsid="010a953b"/>
    </style:style>
    <style:style style:name="P8" style:family="paragraph" style:parent-style-name="Standard">
      <style:text-properties fo:language="en" fo:country="GB" officeooo:rsid="010adb18" officeooo:paragraph-rsid="010adb18"/>
    </style:style>
    <style:style style:name="P9" style:family="paragraph" style:parent-style-name="Standard">
      <style:paragraph-properties fo:break-before="page"/>
      <style:text-properties fo:language="en" fo:country="GB" officeooo:rsid="010b63ec" officeooo:paragraph-rsid="010b63ec"/>
    </style:style>
    <style:style style:name="P10" style:family="paragraph" style:parent-style-name="Standard">
      <style:text-properties fo:language="en" fo:country="GB" officeooo:rsid="010b63ec" officeooo:paragraph-rsid="010b63ec"/>
    </style:style>
    <style:style style:name="P11" style:family="paragraph" style:parent-style-name="Standard">
      <style:text-properties fo:language="en" fo:country="GB" officeooo:rsid="010d257c" officeooo:paragraph-rsid="010d257c"/>
    </style:style>
    <style:style style:name="T1" style:family="text">
      <style:text-properties officeooo:rsid="010632a8"/>
    </style:style>
    <style:style style:name="T2" style:family="text">
      <style:text-properties officeooo:rsid="010945d7"/>
    </style:style>
    <style:style style:name="T3" style:family="text">
      <style:text-properties officeooo:rsid="010a953b"/>
    </style:style>
    <style:style style:name="T4" style:family="text">
      <style:text-properties officeooo:rsid="010b63ec"/>
    </style:style>
    <style:style style:name="T5" style:family="text">
      <style:text-properties officeooo:rsid="010d257c"/>
    </style:style>
    <style:style style:name="T6" style:family="text">
      <style:text-properties officeooo:rsid="010da3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70</text:p>
      <text:p text:style-name="P1"/>
      <text:p text:style-name="P1">Ex <text:span text:style-name="T1">4</text:span></text:p>
      <text:p text:style-name="P1"/>
      <text:p text:style-name="P1">Multimedia refers to content that incorporates a combination of different media types, such as text, audio, video, graphics, and interactive elements, to deliver information or entertainment. It is a broad term that encompasses various forms of digital or interactive media designed to engage and inform audiences through multiple sensory channels simultaneously. Multimedia can be found in various contexts, including websites, presentations, educational materials, entertainment, and more, and it often aims to enhance the overall user experience by appealing to multiple senses.</text:p>
      <text:p text:style-name="P1"/>
      <text:p text:style-name="P2">Ex 5</text:p>
      <text:p text:style-name="P2"/>
      <text:p text:style-name="P2">a) animation</text:p>
      <text:p text:style-name="P2">b) video/audio clip</text:p>
      <text:p text:style-name="P2">c) presentation</text:p>
      <text:p text:style-name="P2">d) tutorial</text:p>
      <text:p text:style-name="P2">e) media</text:p>
      <text:p text:style-name="P2">f) videogame</text:p>
      <text:p text:style-name="P2">g) digitise</text:p>
      <text:p text:style-name="P2">h) interactivity</text:p>
      <text:p text:style-name="P2">I) simulation</text:p>
      <text:p text:style-name="P2">j) far use</text:p>
      <text:p text:style-name="P2"/>
      <text:p text:style-name="P2"/>
      <text:p text:style-name="P2">Page 71</text:p>
      <text:p text:style-name="P2"/>
      <text:p text:style-name="P2">Ex 2</text:p>
      <text:p text:style-name="P2"/>
      <text:p text:style-name="P2">Paragraph. 1 → c</text:p>
      <text:p text:style-name="P2">Paragraph. 2 → e</text:p>
      <text:p text:style-name="P2">Paragraph. 3 → a</text:p>
      <text:p text:style-name="P2">Paragraph. 4 → d</text:p>
      <text:p text:style-name="P2">Paragraph 5 → b</text:p>
      <text:p text:style-name="P2"/>
      <text:p text:style-name="P2"/>
      <text:p text:style-name="P3">Page 72</text:p>
      <text:p text:style-name="P2"/>
      <text:p text:style-name="P2">Ex 3</text:p>
      <text:p text:style-name="P2"/>
      <text:p text:style-name="P2"/>
      <text:p text:style-name="P2"/>
      <text:p text:style-name="P2"/>
      <text:p text:style-name="P2">Ex 4</text:p>
      <text:p text:style-name="P2"/>
      <text:p text:style-name="P4">P1:</text:p>
      <text:p text:style-name="P4">Experimenting → <text:span text:style-name="T2">Trying out</text:span></text:p>
      <text:p text:style-name="P4">Familiar, famous → well-known</text:p>
      <text:p text:style-name="P4"/>
      <text:p text:style-name="P6">P2</text:p>
      <text:p text:style-name="P6"/>
      <text:p text:style-name="P6">Lining up → Queuing</text:p>
      <text:p text:style-name="P6">Probabilities → Chances</text:p>
      <text:p text:style-name="P6"/>
      <text:p text:style-name="P6">P3</text:p>
      <text:p text:style-name="P6"/>
      <text:p text:style-name="P6">gratifying, nice → pleaseant</text:p>
      <text:p text:style-name="P6"/>
      <text:p text:style-name="P6"/>
      <text:p text:style-name="P6">// <text:span text:style-name="T3">Me faltan un huevo arriba //</text:span></text:p>
      <text:p text:style-name="P6"/>
      <text:p text:style-name="P6"/>
      <text:p text:style-name="P6"/>
      <text:p text:style-name="P7">Page 73</text:p>
      <text:p text:style-name="P7"/>
      <text:p text:style-name="P7">Ex 2</text:p>
      <text:p text:style-name="P7"/>
      <text:p text:style-name="P7">a) is located</text:p>
      <text:p text:style-name="P7">b) are produced</text:p>
      <text:p text:style-name="P7">c) is bought</text:p>
      <text:p text:style-name="P7">d) was finally</text:p>
      <text:p text:style-name="P7">e) invested</text:p>
      <text:p text:style-name="P7"/>
      <text:p text:style-name="P8">Ex 3</text:p>
      <text:p text:style-name="P8"/>
      <text:p text:style-name="P8">a) <text:span text:style-name="T4">She was attacked in the street last night</text:span></text:p>
      <text:p text:style-name="P8">b) <text:span text:style-name="T4">A man who was driving very fast was arrested by the police</text:span></text:p>
      <text:p text:style-name="P8">c) <text:span text:style-name="T4">The photographs of London had been displayed by an artist</text:span></text:p>
      <text:p text:style-name="P8">d) <text:span text:style-name="T4">The students will be invited to the party by the teacher</text:span></text:p>
      <text:p text:style-name="P8">e) <text:span text:style-name="T4">The Olympics were started by the Greeks</text:span></text:p>
      <text:p text:style-name="P9">Page 74</text:p>
      <text:p text:style-name="P10"/>
      <text:p text:style-name="P10">Ex 4</text:p>
      <text:p text:style-name="P10"/>
      <text:p text:style-name="P10">a) The documents are printed every day in conference room</text:p>
      <text:p text:style-name="P10">b) A letter was sent last week from Barcelona</text:p>
      <text:p text:style-name="P10">c) Sandwiches have not been eaten by the children yet.</text:p>
      <text:p text:style-name="P10">d) The shop will be closed nexxt month</text:p>
      <text:p text:style-name="P10">e) New boots were used by the football player in the last match</text:p>
      <text:p text:style-name="P10"/>
      <text:p text:style-name="P10">Ex 5</text:p>
      <text:p text:style-name="P10"/>
      <text:p text:style-name="P10">a) has</text:p>
      <text:p text:style-name="P10">b) wanted</text:p>
      <text:p text:style-name="P10">c) created</text:p>
      <text:p text:style-name="P10">d) was</text:p>
      <text:p text:style-name="P10">e) hasn’t</text:p>
      <text:p text:style-name="P10">f) is</text:p>
      <text:p text:style-name="P10">g) are uploaded</text:p>
      <text:p text:style-name="P10">h) are downloaded</text:p>
      <text:p text:style-name="P10">I) <text:span text:style-name="T5">is devoted</text:span> </text:p>
      <text:p text:style-name="P10">j) <text:span text:style-name="T5">feels</text:span></text:p>
      <text:p text:style-name="P10">k) <text:span text:style-name="T5">plans</text:span></text:p>
      <text:p text:style-name="P10">l) <text:span text:style-name="T5">is needed</text:span></text:p>
      <text:p text:style-name="P10"/>
      <text:p text:style-name="P10"/>
      <text:p text:style-name="P11">Ex 6</text:p>
      <text:p text:style-name="P11"/>
      <text:p text:style-name="P11">1. <text:tab/>a) <text:span text:style-name="T6">All the boys were given new football t-shirts</text:span></text:p>
      <text:p text:style-name="P11"><text:tab/>b) <text:span text:style-name="T6">New football t-shirts were given by organisers</text:span></text:p>
      <text:p text:style-name="P11"/>
      <text:p text:style-name="P11">2.<text:tab/>a) <text:span text:style-name="T6">A bike was given to my mother on her birthday</text:span></text:p>
      <text:p text:style-name="P11"><text:tab/>b) <text:span text:style-name="T6">My mother was given a bike on her birthday.</text:span></text:p>
      <text:p text:style-name="P11"/>
      <text:p text:style-name="P11">3.<text:tab/>a) <text:span text:style-name="T6">Bedtime stories were read to my to my sister.</text:span></text:p>
      <text:p text:style-name="P11"><text:tab/>b) <text:span text:style-name="T6">My sister were read bedtimes stories.</text:span></text:p>
      <text:p text:style-name="P10"/>
      <text:p text:style-name="P10"/>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7:19:42.871888020</meta:creation-date>
    <dc:date>2023-09-27T16:38:20.642458144</dc:date>
    <meta:editing-duration>P1DT53M31S</meta:editing-duration>
    <meta:editing-cycles>218</meta:editing-cycles>
    <meta:generator>LibreOffice/7.3.7.2$Linux_X86_64 LibreOffice_project/30$Build-2</meta:generator>
    <meta:document-statistic meta:table-count="0" meta:image-count="0" meta:object-count="0" meta:page-count="3" meta:paragraph-count="73" meta:word-count="385" meta:character-count="2024" meta:non-whitespace-character-count="1707"/>
  </office:meta>
</office:document-meta>
</file>